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2CC7019ED24CF0C544.png" manifest:media-type="image/png"/>
  <manifest:file-entry manifest:full-path="Pictures/10000000000001F4000001F4BF407F36B3164D14.png" manifest:media-type="image/png"/>
  <manifest:file-entry manifest:full-path="Pictures/10000000000001F40000012C0A112E30834D25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4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538cm" svg:height="7.849cm" svg:x="12.872cm" svg:y="0.162cm">
          <draw:image xlink:href="Pictures/10000000000001F40000012C0A112E30834D25C2.png" xlink:type="simple" xlink:show="embed" xlink:actuate="onLoad">
            <text:p/>
          </draw:image>
        </draw:frame>
        <draw:frame draw:style-name="gr2" draw:text-style-name="P1" draw:layer="layout" svg:width="13.3cm" svg:height="8.229cm" draw:transform="rotate (1.5707963267949) translate (5.412cm 20.574cm)">
          <draw:image xlink:href="Pictures/10000000000001F40000012CC7019ED24CF0C544.png" xlink:type="simple" xlink:show="embed" xlink:actuate="onLoad">
            <text:p/>
          </draw:image>
        </draw:frame>
        <draw:frame draw:style-name="gr1" draw:text-style-name="P1" draw:layer="layout" svg:width="13.228cm" svg:height="13.228cm" svg:x="13.232cm" svg:y="7.172cm">
          <draw:image xlink:href="Pictures/10000000000001F4000001F4BF407F36B3164D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20:22:27.484174576</meta:creation-date>
    <dc:date>2019-12-05T21:13:08.080038315</dc:date>
    <meta:editing-duration>PT38M19S</meta:editing-duration>
    <meta:editing-cycles>2</meta:editing-cycles>
    <meta:generator>LibreOffice/5.1.6.2$Linux_X86_64 LibreOffice_project/10m0$Build-2</meta:generator>
    <meta:document-statistic meta:object-count="26"/>
  </office:meta>
</office:document-meta>
</file>